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0.921cm"/>
    </style:style>
    <style:style style:name="co5" style:family="table-column">
      <style:table-column-properties fo:break-before="auto" style:column-width="3.687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644cm"/>
    </style:style>
    <style:style style:name="co8" style:family="table-column">
      <style:table-column-properties fo:break-before="auto" style:column-width="0.649cm"/>
    </style:style>
    <style:style style:name="co9" style:family="table-column">
      <style:table-column-properties fo:break-before="auto" style:column-width="3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OPERADORES ARITMETICOS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ERADORES ARITMÉTICOS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IN REFERENCIAS</text:p>
          </table:table-cell>
          <table:table-cell/>
          <table:table-cell office:value-type="string" calcext:value-type="string">
            <text:p>CON REFERENCIAS</text:p>
          </table:table-cell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+</text:p>
          </table:table-cell>
          <table:table-cell/>
          <table:table-cell table:formula="of:=3+2" office:value-type="float" office:value="5" calcext:value-type="float">
            <text:p>5</text:p>
          </table:table-cell>
          <table:table-cell/>
          <table:table-cell table:formula="of:=[.B12]+[.B13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Resta</text:p>
          </table:table-cell>
          <table:table-cell office:value-type="string" calcext:value-type="string">
            <text:p>-</text:p>
          </table:table-cell>
          <table:table-cell/>
          <table:table-cell table:formula="of:=3-2" office:value-type="float" office:value="1" calcext:value-type="float">
            <text:p>1</text:p>
          </table:table-cell>
          <table:table-cell/>
          <table:table-cell table:formula="of:=[.B12]-[.B1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ación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table:formula="of:=-[.B12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Multiplicación</text:p>
          </table:table-cell>
          <table:table-cell office:value-type="string" calcext:value-type="string">
            <text:p>*</text:p>
          </table:table-cell>
          <table:table-cell/>
          <table:table-cell table:formula="of:=3*2" office:value-type="float" office:value="6" calcext:value-type="float">
            <text:p>6</text:p>
          </table:table-cell>
          <table:table-cell/>
          <table:table-cell table:formula="of:=[.B12]*[.B13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ivisión</text:p>
          </table:table-cell>
          <table:table-cell office:value-type="string" calcext:value-type="string">
            <text:p>/</text:p>
          </table:table-cell>
          <table:table-cell/>
          <table:table-cell table:formula="of:=3/2" office:value-type="float" office:value="1.5" calcext:value-type="float">
            <text:p>1,5</text:p>
          </table:table-cell>
          <table:table-cell/>
          <table:table-cell table:formula="of:=[.B12]/[.B13]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Porcentaje</text:p>
          </table:table-cell>
          <table:table-cell office:value-type="string" calcext:value-type="string">
            <text:p>%</text:p>
          </table:table-cell>
          <table:table-cell/>
          <table:table-cell table:style-name="ce3" office:value-type="percentage" office:value="0.03" calcext:value-type="percentage">
            <text:p>3,00 %</text:p>
          </table:table-cell>
          <table:table-cell/>
          <table:table-cell table:style-name="ce3" table:formula="of:=[.B12]%" office:value-type="percentage" office:value="0.03" calcext:value-type="percentage">
            <text:p>3,00 %</text:p>
          </table:table-cell>
        </table:table-row>
        <table:table-row table:style-name="ro1">
          <table:table-cell/>
          <table:table-cell office:value-type="string" calcext:value-type="string">
            <text:p>Potencia</text:p>
          </table:table-cell>
          <table:table-cell office:value-type="string" calcext:value-type="string">
            <text:p>^</text:p>
          </table:table-cell>
          <table:table-cell/>
          <table:table-cell table:formula="of:=3^2" office:value-type="float" office:value="9" calcext:value-type="float">
            <text:p>9</text:p>
          </table:table-cell>
          <table:table-cell/>
          <table:table-cell table:formula="of:=[.B12]^[.B13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</table:table>
      <table:table table:name="OPERADORES DE COMPARACIÓ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OPERADORES DE COMPARACIÓ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N REFERENCIAS</text:p>
          </table:table-cell>
          <table:table-cell/>
          <table:table-cell office:value-type="string" calcext:value-type="string">
            <text:p>CON REFERENCIAS</text:p>
          </table:table-cell>
        </table:table-row>
        <table:table-row table:style-name="ro1">
          <table:table-cell/>
          <table:table-cell office:value-type="string" calcext:value-type="string">
            <text:p>Igual</text:p>
          </table:table-cell>
          <table:table-cell table:style-name="ce2" office:value-type="string" calcext:value-type="string">
            <text:p>=</text:p>
          </table:table-cell>
          <table:table-cell/>
          <table:table-cell table:style-name="ce5" table:formula="of:=3=2" office:value-type="boolean" office:boolean-value="false" calcext:value-type="boolean">
            <text:p>FALSO</text:p>
          </table:table-cell>
          <table:table-cell/>
          <table:table-cell table:style-name="ce5" table:formula="of:=[.B12]=[.B13]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office:value-type="string" calcext:value-type="string">
            <text:p>Mayor que</text:p>
          </table:table-cell>
          <table:table-cell table:style-name="ce2" office:value-type="string" calcext:value-type="string">
            <text:p>&gt;</text:p>
          </table:table-cell>
          <table:table-cell/>
          <table:table-cell table:style-name="ce5" table:formula="of:=3&gt;2" office:value-type="boolean" office:boolean-value="true" calcext:value-type="boolean">
            <text:p>VERDADERO</text:p>
          </table:table-cell>
          <table:table-cell/>
          <table:table-cell table:style-name="ce5" table:formula="of:=[.B12]&gt;[.B13]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office:value-type="string" calcext:value-type="string">
            <text:p>Menor que</text:p>
          </table:table-cell>
          <table:table-cell table:style-name="ce2" office:value-type="string" calcext:value-type="string">
            <text:p>&lt;</text:p>
          </table:table-cell>
          <table:table-cell/>
          <table:table-cell table:style-name="ce5" table:formula="of:=3&lt;2" office:value-type="boolean" office:boolean-value="false" calcext:value-type="boolean">
            <text:p>FALSO</text:p>
          </table:table-cell>
          <table:table-cell/>
          <table:table-cell table:style-name="ce5" table:formula="of:=[.B12]&lt;[.B13]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office:value-type="string" calcext:value-type="string">
            <text:p>Mayor o igual que</text:p>
          </table:table-cell>
          <table:table-cell table:style-name="ce2" office:value-type="string" calcext:value-type="string">
            <text:p>&gt;=</text:p>
          </table:table-cell>
          <table:table-cell/>
          <table:table-cell table:style-name="ce5" table:formula="of:=3&gt;=2" office:value-type="boolean" office:boolean-value="true" calcext:value-type="boolean">
            <text:p>VERDADERO</text:p>
          </table:table-cell>
          <table:table-cell/>
          <table:table-cell table:style-name="ce5" table:formula="of:=[.B12]&gt;=[.B13]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office:value-type="string" calcext:value-type="string">
            <text:p>Menor o igual que</text:p>
          </table:table-cell>
          <table:table-cell table:style-name="ce2" office:value-type="string" calcext:value-type="string">
            <text:p>&lt;=</text:p>
          </table:table-cell>
          <table:table-cell/>
          <table:table-cell table:style-name="ce5" table:formula="of:=3&lt;=2" office:value-type="boolean" office:boolean-value="false" calcext:value-type="boolean">
            <text:p>FALSO</text:p>
          </table:table-cell>
          <table:table-cell/>
          <table:table-cell table:style-name="ce5" table:formula="of:=[.B12]&lt;=[.B13]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office:value-type="string" calcext:value-type="string">
            <text:p>No es igual a</text:p>
          </table:table-cell>
          <table:table-cell table:style-name="ce2" office:value-type="string" calcext:value-type="string">
            <text:p>&lt;&gt;</text:p>
          </table:table-cell>
          <table:table-cell/>
          <table:table-cell table:style-name="ce5" table:formula="of:=3&lt;&gt;2" office:value-type="boolean" office:boolean-value="true" calcext:value-type="boolean">
            <text:p>VERDADERO</text:p>
          </table:table-cell>
          <table:table-cell/>
          <table:table-cell table:style-name="ce5" table:formula="of:=[.B12]&lt;&gt;[.B13]" office:value-type="boolean" office:boolean-value="true" calcext:value-type="boolean">
            <text:p>VERDADER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</table:table>
      <table:table table:name="OPERADORES DE TEXTO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OPERADOR DE TEXTO (&amp;)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SIN REFERENCIAS</text:p>
          </table:table-cell>
          <table:table-cell/>
          <table:table-cell table:style-name="ce6" office:value-type="string" calcext:value-type="string">
            <text:p>CON REFERENCIAS</text:p>
          </table:table-cell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ALUMNO</text:p>
          </table:table-cell>
          <table:table-cell/>
          <table:table-cell office:value-type="string" calcext:value-type="string">
            <text:p>ALUMNO</text:p>
          </table:table-cell>
        </table:table-row>
        <table:table-row table:style-name="ro1"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Márquez Alonso</text:p>
          </table:table-cell>
          <table:table-cell table:formula="of:=&quot;Luis&quot; &amp;&quot; &quot;&amp;&quot;Márquez Alonso&quot;" office:value-type="string" office:string-value="Luis Márquez Alonso" calcext:value-type="string">
            <text:p>Luis Márquez Alonso</text:p>
          </table:table-cell>
          <table:table-cell/>
          <table:table-cell table:formula="of:=[.B5]&amp;&quot; &quot;&amp;[.C5]" office:value-type="string" office:string-value="Luis Márquez Alonso" calcext:value-type="string">
            <text:p>Luis Márquez Alonso</text:p>
          </table:table-cell>
        </table:table-row>
        <table:table-row table:style-name="ro1">
          <table:table-cell/>
          <table:table-cell office:value-type="string" calcext:value-type="string">
            <text:p>Carlos</text:p>
          </table:table-cell>
          <table:table-cell office:value-type="string" calcext:value-type="string">
            <text:p>Pérez Tomás</text:p>
          </table:table-cell>
          <table:table-cell table:formula="of:=&quot;Luis&quot; &amp;&quot; &quot;&amp;&quot;Márquez Alonso&quot;" office:value-type="string" office:string-value="Luis Márquez Alonso" calcext:value-type="string">
            <text:p>Luis Márquez Alonso</text:p>
          </table:table-cell>
          <table:table-cell/>
          <table:table-cell table:formula="of:=[.B6]&amp;&quot; &quot;&amp;[.C6]" office:value-type="string" office:string-value="Carlos Pérez Tomás" calcext:value-type="string">
            <text:p>Carlos Pérez Tomás</text:p>
          </table:table-cell>
        </table:table-row>
        <table:table-row table:style-name="ro1">
          <table:table-cell/>
          <table:table-cell office:value-type="string" calcext:value-type="string">
            <text:p>Francisco</text:p>
          </table:table-cell>
          <table:table-cell office:value-type="string" calcext:value-type="string">
            <text:p>Pardo Zamora</text:p>
          </table:table-cell>
          <table:table-cell table:formula="of:=&quot;Luis&quot; &amp;&quot; &quot;&amp;&quot;Márquez Alonso&quot;" office:value-type="string" office:string-value="Luis Márquez Alonso" calcext:value-type="string">
            <text:p>Luis Márquez Alonso</text:p>
          </table:table-cell>
          <table:table-cell/>
          <table:table-cell table:formula="of:=[.B7]&amp;&quot; &quot;&amp;[.C7]" office:value-type="string" office:string-value="Francisco Pardo Zamora" calcext:value-type="string">
            <text:p>Francisco Pardo Zamora</text:p>
          </table:table-cell>
        </table:table-row>
        <table:table-row table:style-name="ro1">
          <table:table-cell/>
          <table:table-cell office:value-type="string" calcext:value-type="string">
            <text:p>Silvia</text:p>
          </table:table-cell>
          <table:table-cell office:value-type="string" calcext:value-type="string">
            <text:p>Tena Serrano</text:p>
          </table:table-cell>
          <table:table-cell table:formula="of:=&quot;Luis&quot; &amp;&quot; &quot;&amp;&quot;Márquez Alonso&quot;" office:value-type="string" office:string-value="Luis Márquez Alonso" calcext:value-type="string">
            <text:p>Luis Márquez Alonso</text:p>
          </table:table-cell>
          <table:table-cell/>
          <table:table-cell table:formula="of:=[.B8]&amp;&quot; &quot;&amp;[.C8]" office:value-type="string" office:string-value="Silvia Tena Serrano" calcext:value-type="string">
            <text:p>Silvia Tena Serrano</text:p>
          </table:table-cell>
        </table:table-row>
        <table:table-row table:style-name="ro1">
          <table:table-cell/>
          <table:table-cell office:value-type="string" calcext:value-type="string">
            <text:p>Carla</text:p>
          </table:table-cell>
          <table:table-cell office:value-type="string" calcext:value-type="string">
            <text:p>Cifuentes Valero</text:p>
          </table:table-cell>
          <table:table-cell table:formula="of:=&quot;Luis&quot; &amp;&quot; &quot;&amp;&quot;Márquez Alonso&quot;" office:value-type="string" office:string-value="Luis Márquez Alonso" calcext:value-type="string">
            <text:p>Luis Márquez Alonso</text:p>
          </table:table-cell>
          <table:table-cell/>
          <table:table-cell table:formula="of:=[.B9]&amp;&quot; &quot;&amp;[.C9]" office:value-type="string" office:string-value="Carla Cifuentes Valero" calcext:value-type="string">
            <text:p>Carla Cifuentes Valero</text:p>
          </table:table-cell>
        </table:table-row>
        <table:table-row table:style-name="ro1">
          <table:table-cell/>
          <table:table-cell office:value-type="string" calcext:value-type="string">
            <text:p>José</text:p>
          </table:table-cell>
          <table:table-cell office:value-type="string" calcext:value-type="string">
            <text:p>Villar Martos</text:p>
          </table:table-cell>
          <table:table-cell table:formula="of:=&quot;Luis&quot; &amp;&quot; &quot;&amp;&quot;Márquez Alonso&quot;" office:value-type="string" office:string-value="Luis Márquez Alonso" calcext:value-type="string">
            <text:p>Luis Márquez Alonso</text:p>
          </table:table-cell>
          <table:table-cell/>
          <table:table-cell table:formula="of:=[.B10]&amp;&quot; &quot;&amp;[.C10]" office:value-type="string" office:string-value="José Villar Martos" calcext:value-type="string">
            <text:p>José Villar Martos</text:p>
          </table:table-cell>
        </table:table-row>
        <table:table-row table:style-name="ro1">
          <table:table-cell/>
          <table:table-cell office:value-type="string" calcext:value-type="string">
            <text:p>Beatriz</text:p>
          </table:table-cell>
          <table:table-cell office:value-type="string" calcext:value-type="string">
            <text:p>Martín Salvador</text:p>
          </table:table-cell>
          <table:table-cell table:formula="of:=&quot;Luis&quot; &amp;&quot; &quot;&amp;&quot;Márquez Alonso&quot;" office:value-type="string" office:string-value="Luis Márquez Alonso" calcext:value-type="string">
            <text:p>Luis Márquez Alonso</text:p>
          </table:table-cell>
          <table:table-cell/>
          <table:table-cell table:formula="of:=[.B11]&amp;&quot; &quot;&amp;[.C11]" office:value-type="string" office:string-value="Beatriz Martín Salvador" calcext:value-type="string">
            <text:p>Beatriz Martín Salvador</text:p>
          </table:table-cell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Santos Perales</text:p>
          </table:table-cell>
          <table:table-cell table:formula="of:=&quot;Luis&quot; &amp;&quot; &quot;&amp;&quot;Márquez Alonso&quot;" office:value-type="string" office:string-value="Luis Márquez Alonso" calcext:value-type="string">
            <text:p>Luis Márquez Alonso</text:p>
          </table:table-cell>
          <table:table-cell/>
          <table:table-cell table:formula="of:=[.B12]&amp;&quot; &quot;&amp;[.C12]" office:value-type="string" office:string-value="María Santos Perales" calcext:value-type="string">
            <text:p>María Santos Pera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8:29:27.150426898</meta:creation-date>
    <meta:generator>LibreOffice/7.1.0.3$Linux_X86_64 LibreOffice_project/f6099ecf3d29644b5008cc8f48f42f4a40986e4c</meta:generator>
    <dc:date>2021-03-05T20:37:10.221730211</dc:date>
    <meta:editing-duration>PT2H7M41S</meta:editing-duration>
    <meta:editing-cycles>6</meta:editing-cycles>
    <meta:document-statistic meta:table-count="3" meta:cell-count="101" meta:object-count="0"/>
  </office:meta>
</office:document-meta>
</file>